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1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737373" loext:opacity="100%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draw:frame draw:name="Google Shape;67;p13" presentation:style-name="pr1" draw:text-style-name="P2" xml:id="id3" draw:id="id3" draw:layer="layout" svg:width="22.838cm" svg:height="2.592cm" svg:x="1.085cm" svg:y="5.054cm" presentation:class="title" presentation:user-transformed="true">
          <draw:text-box>
            <text:p text:style-name="P1"><text:span text:style-name="T1">Imagens responsivas</text:span></text:p>
          </draw:text-box>
        </draw:frame>
        <draw:frame draw:name="Google Shape;68;p13" presentation:style-name="pr2" draw:text-style-name="P3" xml:id="id2" draw:id="id2" draw:layer="layout" svg:width="22.838cm" svg:height="1.202cm" svg:x="1.085cm" svg:y="7.748cm" presentation:class="subtitle" presentation:user-transformed="true">
          <draw:text-box>
            <text:p text:style-name="P1"><text:span text:style-name="T2">Francisco de Assis Boldt</text:span></text:p>
          </draw:text-box>
        </draw:frame>
        <anim:par presentation:node-type="timing-root">
          <anim:par smil:begin="id1.begin">
            <anim:transitionFilter smil:dur="3s" smil:type="fade" smil:subtype="crossfade"/>
          </anim:par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TML - Textos" draw:style-name="dp3" draw:master-page-name="TITLE_5f_AND_5f_BODY" presentation:presentation-page-layout-name="AL2T1"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xml:id="id4" text:id="id4" text:style-name="P1"><text:span text:style-name="T3">HTML 5</text:span></text:p>
          </draw:text-box>
        </draw:frame>
        <draw:frame draw:name="Google Shape;74;p14" presentation:style-name="pr5" draw:text-style-name="P7" draw:layer="layout" svg:width="22.838cm" svg:height="7.527cm" svg:x="1.311cm" svg:y="5.331cm" presentation:class="outline" presentation:user-transformed="true">
          <draw:text-box>
            <text:list text:style-name="L2">
              <text:list-item>
                <text:p xml:id="id5" text:id="id5" text:style-name="P6"><text:span text:style-name="T4">&lt;picture&gt;</text:span></text:p>
              </text:list-item>
              <text:list-item>
                <text:p text:style-name="P6"><text:span text:style-name="T4">&lt;source </text:span><text:span text:style-name="T4"><text:line-break/></text:span><text:span text:style-name="T4">media="(min-width: )" </text:span><text:span text:style-name="T4"><text:line-break/></text:span><text:span text:style-name="T4">srcset="" </text:span><text:span text:style-name="T4"><text:line-break/></text:span><text:span text:style-name="T4">type="image/"&gt;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5s" smil:targetElement="id4" anim:sub-item="text" smil:attributeName="x" smil:values="x+1;x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5s" smil:targetElement="id5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70;g9b49ceafd7_0_10:notes" draw:style-name="gr1" draw:layer="layout" svg:width="16.932cm" svg:height="9.524cm" svg:x="1.059cm" svg:y="1.905cm" draw:page-number="2" presentation:class="page"/>
          <draw:frame draw:name="Google Shape;71;g9b49ceafd7_0_1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Roboto1" svg:font-family="Roboto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9f9f9" draw:end-color="#deded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6b8a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e6b8a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6b8a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loext:opacity="100%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range-x-minimum="0" draw:handle-range-x-maximum="50000" draw:handle-position="?f3 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5-21T18:03:10.824697755</dc:date>
    <meta:editing-duration>PT8M46S</meta:editing-duration>
    <meta:editing-cycles>2</meta:editing-cycles>
    <meta:document-statistic meta:object-count="40"/>
  </office:meta>
</office:document-meta>
</file>